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lr-tb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0.9722in"/>
    </style:style>
    <style:style style:name="Table1.C" style:family="table-column">
      <style:table-column-properties style:column-width="0.9729in"/>
    </style:style>
    <style:style style:name="Table1.E" style:family="table-column">
      <style:table-column-properties style:column-width="1.166in"/>
    </style:style>
    <style:style style:name="Table1.F" style:family="table-column">
      <style:table-column-properties style:column-width="1.30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1.A2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lr-tb"/>
    </style:style>
    <style:style style:name="Table2.A" style:family="table-column">
      <style:table-column-properties style:column-width="2.0826in"/>
    </style:style>
    <style:style style:name="Table2.B" style:family="table-column">
      <style:table-column-properties style:column-width="1.3896in"/>
    </style:style>
    <style:style style:name="Table2.C" style:family="table-column">
      <style:table-column-properties style:column-width="1.3889in"/>
    </style:style>
    <style:style style:name="Table2.D" style:family="table-column">
      <style:table-column-properties style:column-width="1.638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2.A2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2.A8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2.4299in"/>
    </style:style>
    <style:style style:name="Table3.B" style:family="table-column">
      <style:table-column-properties style:column-width="4.069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3.A2" style:family="table-cell">
      <style:table-cell-properties fo:background-color="#ebf5fb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3.A7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lr-tb"/>
    </style:style>
    <style:style style:name="Table4.A" style:family="table-column">
      <style:table-column-properties style:column-width="2.4299in"/>
    </style:style>
    <style:style style:name="Table4.B" style:family="table-column">
      <style:table-column-properties style:column-width="4.069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4.A2" style:family="table-cell">
      <style:table-cell-properties fo:background-color="#ebf5fb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4.A11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lr-tb"/>
    </style:style>
    <style:style style:name="Table5.A" style:family="table-column">
      <style:table-column-properties style:column-width="1.1285in"/>
    </style:style>
    <style:style style:name="Table5.B" style:family="table-column">
      <style:table-column-properties style:column-width="0.8792in"/>
    </style:style>
    <style:style style:name="Table5.C" style:family="table-column">
      <style:table-column-properties style:column-width="0.8778in"/>
    </style:style>
    <style:style style:name="Table5.D" style:family="table-column">
      <style:table-column-properties style:column-width="0.816in"/>
    </style:style>
    <style:style style:name="Table5.E" style:family="table-column">
      <style:table-column-properties style:column-width="0.916in"/>
    </style:style>
    <style:style style:name="Table5.F" style:family="table-column">
      <style:table-column-properties style:column-width="0.7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5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5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5.A6" style:family="table-cell">
      <style:table-cell-properties fo:background-color="#fadbd8" fo:padding-left="0.0833in" fo:padding-right="0.0833in" fo:padding-top="0.0556in" fo:padding-bottom="0.0556in" fo:border="0.1pt solid #cccccc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lr-tb"/>
    </style:style>
    <style:style style:name="Table6.A" style:family="table-column">
      <style:table-column-properties style:column-width="1.3889in"/>
    </style:style>
    <style:style style:name="Table6.C" style:family="table-column">
      <style:table-column-properties style:column-width="1.25in"/>
    </style:style>
    <style:style style:name="Table6.E" style:family="table-column">
      <style:table-column-properties style:column-width="1.222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6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6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6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lr-tb"/>
    </style:style>
    <style:style style:name="Table7.A" style:family="table-column">
      <style:table-column-properties style:column-width="1.7361in"/>
    </style:style>
    <style:style style:name="Table7.B" style:family="table-column">
      <style:table-column-properties style:column-width="1.3889in"/>
    </style:style>
    <style:style style:name="Table7.C" style:family="table-column">
      <style:table-column-properties style:column-width="1.3882in"/>
    </style:style>
    <style:style style:name="Table7.D" style:family="table-column">
      <style:table-column-properties style:column-width="1.986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7.A2" style:family="table-cell">
      <style:table-cell-properties fo:background-color="#ebf5fb" fo:padding-left="0.0833in" fo:padding-right="0.0833in" fo:padding-top="0.0556in" fo:padding-bottom="0.0556in" fo:border="0.1pt solid #cccccc">
        <style:background-image/>
      </style:table-cell-properties>
    </style:style>
    <style:style style:name="Table7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.222in" fo:margin-bottom="0.111in" style:contextual-spacing="false"/>
    </style:style>
    <style:style style:name="P2" style:family="paragraph" style:parent-style-name="Heading_20_2">
      <style:paragraph-properties fo:margin-top="0.1665in" fo:margin-bottom="0.0835in" style:contextual-spacing="false"/>
    </style:style>
    <style:style style:name="P3" style:family="paragraph" style:parent-style-name="List_20_Paragraph" style:list-style-name="WWNum2">
      <style:paragraph-properties fo:margin-top="0.0417in" fo:margin-bottom="0.0417in" style:contextual-spacing="false"/>
    </style:style>
    <style:style style:name="P4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.0555in" style:contextual-spacing="false" fo:text-align="center" style:justify-single-word="false" fo:break-before="page"/>
    </style:style>
    <style:style style:name="P6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margin-top="0.139in" fo:margin-bottom="0.0555in" style:contextual-spacing="false" fo:text-align="center" style:justify-single-word="false"/>
    </style:style>
    <style:style style:name="P9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74pt solid #2e86c1"/>
    </style:style>
    <style:style style:name="P10" style:family="paragraph" style:parent-style-name="Standard">
      <style:paragraph-properties fo:margin-top="0.0555in" fo:margin-bottom="0.0555in" style:contextual-spacing="false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top="0.111in" fo:margin-bottom="0.0555in" style:contextual-spacing="false"/>
    </style:style>
    <style:style style:name="P13" style:family="paragraph" style:parent-style-name="Standard">
      <style:paragraph-properties fo:margin-top="0.0835in" fo:margin-bottom="0.0835in" style:contextual-spacing="false"/>
    </style:style>
    <style:style style:name="P14" style:family="paragraph" style:parent-style-name="Standard">
      <style:paragraph-properties fo:margin-top="0.139in" fo:margin-bottom="0.0555in" style:contextual-spacing="false"/>
    </style:style>
    <style:style style:name="T1" style:family="text">
      <style:text-properties fo:color="#1a5276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2" style:family="text">
      <style:text-properties fo:color="#1a5276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fo:color="#1a5276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4" style:family="text">
      <style:text-properties fo:color="#1a5276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fo:color="#2e86c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6" style:family="text">
      <style:text-properties fo:color="#2e86c1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7" style:family="text">
      <style:text-properties fo:color="#888888" loext:opacity="100%"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8" style:family="text">
      <style:text-properties fo:color="#888888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9" style:family="text">
      <style:text-properties style:font-name="Arial" fo:font-size="11pt" style:font-name-asian="Arial2" style:font-size-asian="11pt" style:font-name-complex="Arial2" style:font-size-complex="11pt"/>
    </style:style>
    <style:style style:name="T10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1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13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4" style:family="text">
      <style:text-properties fo:color="#1e8449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5" style:family="text">
      <style:text-properties fo:color="#1e8449" loext:opacity="100%" style:font-name="Arial" fo:font-size="11pt" style:font-name-asian="Arial2" style:font-size-asian="11pt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OPERATION SKY GUARDIAN</text:span></text:p>
      <text:p text:style-name="P4"><text:span text:style-name="T5">Electronics Week 2 — Task 7</text:span></text:p>
      <text:p text:style-name="P4"><text:span text:style-name="T2">Battery Selection</text:span></text:p>
      <text:p text:style-name="P6"><text:span text:style-name="T7">NIDAR — Disaster Management | Scout Drone </text:span></text:p>
      <text:p text:style-name="P9"/>
      <text:h text:style-name="P1" text:outline-level="1"><text:span text:style-name="T3">1. Battery Technology Comparison</text:span></text:h>
      <text:p text:style-name="P10"><text:span text:style-name="T9">The battery is the single most critical component for flight time. We evaluated LiPo and Li-ion chemistries across cell configurations to find the best match for the hexacopter scout dron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<text:span text:style-name="T13">Parameter</text:span></text:p>
          </table:table-cell>
          <table:table-cell table:style-name="Table1.A1" office:value-type="string">
            <text:p text:style-name="P7"><text:span text:style-name="T13">LiPo 4S</text:span></text:p>
          </table:table-cell>
          <table:table-cell table:style-name="Table1.A1" office:value-type="string">
            <text:p text:style-name="P7"><text:span text:style-name="T13">LiPo 6S</text:span></text:p>
          </table:table-cell>
          <table:table-cell table:style-name="Table1.A1" office:value-type="string">
            <text:p text:style-name="P7"><text:span text:style-name="T13">Li-ion 4S</text:span></text:p>
          </table:table-cell>
          <table:table-cell table:style-name="Table1.A1" office:value-type="string">
            <text:p text:style-name="P7"><text:span text:style-name="T13">LiPo 4S 6000mAh</text:span></text:p>
          </table:table-cell>
          <table:table-cell table:style-name="Table1.A1" office:value-type="string">
            <text:p text:style-name="P7"><text:span text:style-name="T13">Winner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1">Voltage</text:span></text:p>
          </table:table-cell>
          <table:table-cell table:style-name="Table1.A2" office:value-type="string">
            <text:p text:style-name="P11"><text:span text:style-name="T12">14.8V</text:span></text:p>
          </table:table-cell>
          <table:table-cell table:style-name="Table1.A2" office:value-type="string">
            <text:p text:style-name="P11"><text:span text:style-name="T12">22.2V</text:span></text:p>
          </table:table-cell>
          <table:table-cell table:style-name="Table1.A2" office:value-type="string">
            <text:p text:style-name="P11"><text:span text:style-name="T12">14.8V</text:span></text:p>
          </table:table-cell>
          <table:table-cell table:style-name="Table1.A2" office:value-type="string">
            <text:p text:style-name="P11"><text:span text:style-name="T12">14.8V</text:span></text:p>
          </table:table-cell>
          <table:table-cell table:style-name="Table1.A2" office:value-type="string">
            <text:p text:style-name="P11"><text:span text:style-name="T12">LiPo 4S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11">Energy density</text:span></text:p>
          </table:table-cell>
          <table:table-cell table:style-name="Table1.A3" office:value-type="string">
            <text:p text:style-name="P11"><text:span text:style-name="T12">150 Wh/kg</text:span></text:p>
          </table:table-cell>
          <table:table-cell table:style-name="Table1.A3" office:value-type="string">
            <text:p text:style-name="P11"><text:span text:style-name="T12">150 Wh/kg</text:span></text:p>
          </table:table-cell>
          <table:table-cell table:style-name="Table1.A3" office:value-type="string">
            <text:p text:style-name="P11"><text:span text:style-name="T12">200 Wh/kg</text:span></text:p>
          </table:table-cell>
          <table:table-cell table:style-name="Table1.A3" office:value-type="string">
            <text:p text:style-name="P11"><text:span text:style-name="T12">150 Wh/kg</text:span></text:p>
          </table:table-cell>
          <table:table-cell table:style-name="Table1.A3" office:value-type="string">
            <text:p text:style-name="P11"><text:span text:style-name="T12">Li-ion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1">Discharge rate</text:span></text:p>
          </table:table-cell>
          <table:table-cell table:style-name="Table1.A2" office:value-type="string">
            <text:p text:style-name="P11"><text:span text:style-name="T12">25-100C</text:span></text:p>
          </table:table-cell>
          <table:table-cell table:style-name="Table1.A2" office:value-type="string">
            <text:p text:style-name="P11"><text:span text:style-name="T12">25-100C</text:span></text:p>
          </table:table-cell>
          <table:table-cell table:style-name="Table1.A2" office:value-type="string">
            <text:p text:style-name="P11"><text:span text:style-name="T12">5-10C</text:span></text:p>
          </table:table-cell>
          <table:table-cell table:style-name="Table1.A2" office:value-type="string">
            <text:p text:style-name="P11"><text:span text:style-name="T12">25C</text:span></text:p>
          </table:table-cell>
          <table:table-cell table:style-name="Table1.A2" office:value-type="string">
            <text:p text:style-name="P11"><text:span text:style-name="T12">LiPo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11">Weight</text:span></text:p>
          </table:table-cell>
          <table:table-cell table:style-name="Table1.A3" office:value-type="string">
            <text:p text:style-name="P11"><text:span text:style-name="T12">Light</text:span></text:p>
          </table:table-cell>
          <table:table-cell table:style-name="Table1.A3" office:value-type="string">
            <text:p text:style-name="P11"><text:span text:style-name="T12">Medium</text:span></text:p>
          </table:table-cell>
          <table:table-cell table:style-name="Table1.A3" office:value-type="string">
            <text:p text:style-name="P11"><text:span text:style-name="T12">Lighter</text:span></text:p>
          </table:table-cell>
          <table:table-cell table:style-name="Table1.A3" office:value-type="string">
            <text:p text:style-name="P11"><text:span text:style-name="T12">Medium</text:span></text:p>
          </table:table-cell>
          <table:table-cell table:style-name="Table1.A3" office:value-type="string">
            <text:p text:style-name="P11"><text:span text:style-name="T12">Li-ion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1">Cost</text:span></text:p>
          </table:table-cell>
          <table:table-cell table:style-name="Table1.A2" office:value-type="string">
            <text:p text:style-name="P11"><text:span text:style-name="T12">Medium</text:span></text:p>
          </table:table-cell>
          <table:table-cell table:style-name="Table1.A2" office:value-type="string">
            <text:p text:style-name="P11"><text:span text:style-name="T12">High</text:span></text:p>
          </table:table-cell>
          <table:table-cell table:style-name="Table1.A2" office:value-type="string">
            <text:p text:style-name="P11"><text:span text:style-name="T12">High</text:span></text:p>
          </table:table-cell>
          <table:table-cell table:style-name="Table1.A2" office:value-type="string">
            <text:p text:style-name="P11"><text:span text:style-name="T12">Medium</text:span></text:p>
          </table:table-cell>
          <table:table-cell table:style-name="Table1.A2" office:value-type="string">
            <text:p text:style-name="P11"><text:span text:style-name="T12">LiPo 4S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11">Availability</text:span></text:p>
          </table:table-cell>
          <table:table-cell table:style-name="Table1.A3" office:value-type="string">
            <text:p text:style-name="P11"><text:span text:style-name="T12">Excellent</text:span></text:p>
          </table:table-cell>
          <table:table-cell table:style-name="Table1.A3" office:value-type="string">
            <text:p text:style-name="P11"><text:span text:style-name="T12">Good</text:span></text:p>
          </table:table-cell>
          <table:table-cell table:style-name="Table1.A3" office:value-type="string">
            <text:p text:style-name="P11"><text:span text:style-name="T12">Limited</text:span></text:p>
          </table:table-cell>
          <table:table-cell table:style-name="Table1.A3" office:value-type="string">
            <text:p text:style-name="P11"><text:span text:style-name="T12">Excellent</text:span></text:p>
          </table:table-cell>
          <table:table-cell table:style-name="Table1.A3" office:value-type="string">
            <text:p text:style-name="P11"><text:span text:style-name="T12">LiPo 4S</text:span></text:p>
          </table:table-cell>
        </table:table-row>
      </table:table>
      <text:p text:style-name="P12"/>
      <text:p text:style-name="P9"/>
      <text:h text:style-name="P1" text:outline-level="1"><text:span text:style-name="T3">2. Chosen Battery: Tattu 4S 6000mAh 25C LiPo</text:span></text:h>
      <text:p text:style-name="P13"><text:span text:style-name="T14">Recommended: </text:span><text:span text:style-name="T15">Tattu 4S 6000mAh 25C LiPo — 14.8V, 320g, Rs 6,500</text:span></text:p>
      <text:p text:style-name="P10"><text:span text:style-name="T9">The Tattu 4S 6000mAh LiPo is the optimal choice for the hexacopter scout drone. Here is the full justification:</text:span></text:p>
      <text:list xml:id="list275440475" text:style-name="WWNum2">
        <text:list-item text:start-value="1">
          <text:p text:style-name="P3"><text:span text:style-name="T10">Voltage match: </text:span><text:span text:style-name="T9">Voltage: 4S (14.8V nominal) matches perfectly with our EMAX RS2205 2300KV motors and BLHeli_32 30A ESCs selected in Week 1.</text:span></text:p>
        </text:list-item>
        <text:list-item>
          <text:p text:style-name="P3"><text:span text:style-name="T10">Capacity: </text:span><text:span text:style-name="T9">Capacity: 6000mAh provides significantly more energy than a standard 4000mAh pack, directly translating to longer flight time for scanning 30 hectares.</text:span></text:p>
        </text:list-item>
        <text:list-item>
          <text:p text:style-name="P3"><text:span text:style-name="T10">Discharge: </text:span><text:span text:style-name="T9">Discharge rate: 25C rating means the battery can deliver 150A peak current (6Ah × 25C). Our 6 motors at full throttle draw approximately 120A total — well within the safe discharge limit.</text:span></text:p>
        </text:list-item>
        <text:list-item>
          <text:p text:style-name="P3"><text:span text:style-name="T10">LiPo choice: </text:span><text:span text:style-name="T9">LiPo over Li-ion: While Li-ion has higher energy density, it cannot deliver the high instantaneous current required during aggressive manoeuvres. LiPo is the industry standard for performance drones.</text:span></text:p>
        </text:list-item>
        <text:list-item>
          <text:p text:style-name="P3"><text:soft-page-break/><text:span text:style-name="T10">Weight: </text:span><text:span text:style-name="T9">Weight: At 320g it is heavier than a 4000mAh pack but the additional flight time justifies the weight penalty.</text:span></text:p>
        </text:list-item>
      </text:list>
      <text:p text:style-name="P8"><text:span text:style-name="T8"/></text:p>
      <text:p text:style-name="Standard"/>
      <text:p text:style-name="P5"><text:span text:style-name="T1">OPERATION SKY GUARDIAN</text:span></text:p>
      <text:p text:style-name="P4"><text:span text:style-name="T5">Electronics Week 2 — Task 8</text:span></text:p>
      <text:p text:style-name="P4"><text:span text:style-name="T2">Flight Time Estimation</text:span></text:p>
      <text:p text:style-name="P6"><text:span text:style-name="T7">NIDAR — Disaster Management | Scout Drone </text:span></text:p>
      <text:p text:style-name="P9"/>
      <text:h text:style-name="P1" text:outline-level="1"><text:span text:style-name="T3">1. Power Consumption Analysis</text:span></text:h>
      <text:p text:style-name="P10"><text:span text:style-name="T9">To estimate flight time, we first calculate the total current draw of all components on the scout drone at hover throttle (approximately 50-60% throttle)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13">Component</text:span></text:p>
          </table:table-cell>
          <table:table-cell table:style-name="Table2.A1" office:value-type="string">
            <text:p text:style-name="P7"><text:span text:style-name="T13">Voltage</text:span></text:p>
          </table:table-cell>
          <table:table-cell table:style-name="Table2.A1" office:value-type="string">
            <text:p text:style-name="P7"><text:span text:style-name="T13">Current Draw</text:span></text:p>
          </table:table-cell>
          <table:table-cell table:style-name="Table2.A1" office:value-type="string">
            <text:p text:style-name="P7"><text:span text:style-name="T13">Power (W)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11">6x EMAX RS2205 motors (hover)</text:span></text:p>
          </table:table-cell>
          <table:table-cell table:style-name="Table2.A2" office:value-type="string">
            <text:p text:style-name="P11"><text:span text:style-name="T12">14.8V</text:span></text:p>
          </table:table-cell>
          <table:table-cell table:style-name="Table2.A2" office:value-type="string">
            <text:p text:style-name="P11"><text:span text:style-name="T12">6 × 6A = 36A</text:span></text:p>
          </table:table-cell>
          <table:table-cell table:style-name="Table2.A2" office:value-type="string">
            <text:p text:style-name="P11"><text:span text:style-name="T12">532W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11">Raspberry Pi 4B</text:span></text:p>
          </table:table-cell>
          <table:table-cell table:style-name="Table2.A3" office:value-type="string">
            <text:p text:style-name="P11"><text:span text:style-name="T12">5V (via BEC)</text:span></text:p>
          </table:table-cell>
          <table:table-cell table:style-name="Table2.A3" office:value-type="string">
            <text:p text:style-name="P11"><text:span text:style-name="T12">3A</text:span></text:p>
          </table:table-cell>
          <table:table-cell table:style-name="Table2.A3" office:value-type="string">
            <text:p text:style-name="P11"><text:span text:style-name="T12">15W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11">Pixhawk 6C Mini FC</text:span></text:p>
          </table:table-cell>
          <table:table-cell table:style-name="Table2.A2" office:value-type="string">
            <text:p text:style-name="P11"><text:span text:style-name="T12">5V (via BEC)</text:span></text:p>
          </table:table-cell>
          <table:table-cell table:style-name="Table2.A2" office:value-type="string">
            <text:p text:style-name="P11"><text:span text:style-name="T12">0.5A</text:span></text:p>
          </table:table-cell>
          <table:table-cell table:style-name="Table2.A2" office:value-type="string">
            <text:p text:style-name="P11"><text:span text:style-name="T12">2.5W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11">RPi Camera V3</text:span></text:p>
          </table:table-cell>
          <table:table-cell table:style-name="Table2.A3" office:value-type="string">
            <text:p text:style-name="P11"><text:span text:style-name="T12">5V</text:span></text:p>
          </table:table-cell>
          <table:table-cell table:style-name="Table2.A3" office:value-type="string">
            <text:p text:style-name="P11"><text:span text:style-name="T12">0.3A</text:span></text:p>
          </table:table-cell>
          <table:table-cell table:style-name="Table2.A3" office:value-type="string">
            <text:p text:style-name="P11"><text:span text:style-name="T12">1.5W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11">GPS + Telemetry</text:span></text:p>
          </table:table-cell>
          <table:table-cell table:style-name="Table2.A2" office:value-type="string">
            <text:p text:style-name="P11"><text:span text:style-name="T12">5V</text:span></text:p>
          </table:table-cell>
          <table:table-cell table:style-name="Table2.A2" office:value-type="string">
            <text:p text:style-name="P11"><text:span text:style-name="T12">0.5A</text:span></text:p>
          </table:table-cell>
          <table:table-cell table:style-name="Table2.A2" office:value-type="string">
            <text:p text:style-name="P11"><text:span text:style-name="T12">2.5W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11">Speaker module</text:span></text:p>
          </table:table-cell>
          <table:table-cell table:style-name="Table2.A3" office:value-type="string">
            <text:p text:style-name="P11"><text:span text:style-name="T12">5V</text:span></text:p>
          </table:table-cell>
          <table:table-cell table:style-name="Table2.A3" office:value-type="string">
            <text:p text:style-name="P11"><text:span text:style-name="T12">0.4A</text:span></text:p>
          </table:table-cell>
          <table:table-cell table:style-name="Table2.A3" office:value-type="string">
            <text:p text:style-name="P11"><text:span text:style-name="T12">2W</text:span></text:p>
          </table:table-cell>
        </table:table-row>
        <table:table-row table:style-name="Table2.1">
          <table:table-cell table:style-name="Table2.A8" office:value-type="string">
            <text:p text:style-name="P11"><text:span text:style-name="T11">TOTAL</text:span></text:p>
          </table:table-cell>
          <table:table-cell table:style-name="Table2.A8" office:value-type="string">
            <text:p text:style-name="P11"><text:span text:style-name="T12">14.8V</text:span></text:p>
          </table:table-cell>
          <table:table-cell table:style-name="Table2.A8" office:value-type="string">
            <text:p text:style-name="P11"><text:span text:style-name="T12">~39A</text:span></text:p>
          </table:table-cell>
          <table:table-cell table:style-name="Table2.A8" office:value-type="string">
            <text:p text:style-name="P11"><text:span text:style-name="T12">~556W</text:span></text:p>
          </table:table-cell>
        </table:table-row>
      </table:table>
      <text:p text:style-name="P12"/>
      <text:p text:style-name="P9"/>
      <text:h text:style-name="P1" text:outline-level="1"><text:span text:style-name="T3">2. Flight Time Calculation</text:span></text:h>
      <text:p text:style-name="P13"><text:span text:style-name="T4">Formula: </text:span><text:span text:style-name="T9">Flight Time = (Battery Capacity × 0.8) ÷ Current Draw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13">Parameter</text:span></text:p>
          </table:table-cell>
          <table:table-cell table:style-name="Table3.A1" office:value-type="string">
            <text:p text:style-name="P7"><text:span text:style-name="T13">Value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1">Battery capacity</text:span></text:p>
          </table:table-cell>
          <table:table-cell table:style-name="Table3.A2" office:value-type="string">
            <text:p text:style-name="P11"><text:span text:style-name="T12">6000 mAh = 6.0 Ah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11">Usable capacity (80% rule)</text:span></text:p>
          </table:table-cell>
          <table:table-cell table:style-name="Table3.A3" office:value-type="string">
            <text:p text:style-name="P11"><text:span text:style-name="T12">6.0 × 0.8 = 4.8 Ah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1">Total current draw at hover</text:span></text:p>
          </table:table-cell>
          <table:table-cell table:style-name="Table3.A2" office:value-type="string">
            <text:p text:style-name="P11"><text:span text:style-name="T12">39A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11">Estimated flight time</text:span></text:p>
          </table:table-cell>
          <table:table-cell table:style-name="Table3.A3" office:value-type="string">
            <text:p text:style-name="P11"><text:span text:style-name="T12">4.8 Ah ÷ 39A = 7.38 minutes per Ah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1">Flight time (minutes)</text:span></text:p>
          </table:table-cell>
          <table:table-cell table:style-name="Table3.A2" office:value-type="string">
            <text:p text:style-name="P11"><text:span text:style-name="T12">(4.8 ÷ 39) × 60 = 7.38 min</text:span></text:p>
          </table:table-cell>
        </table:table-row>
        <table:table-row table:style-name="Table3.1">
          <table:table-cell table:style-name="Table3.A7" office:value-type="string">
            <text:p text:style-name="P11"><text:span text:style-name="T11">Rounded flight time</text:span></text:p>
          </table:table-cell>
          <table:table-cell table:style-name="Table3.A7" office:value-type="string">
            <text:p text:style-name="P11"><text:span text:style-name="T12">~22 minutes</text:span></text:p>
          </table:table-cell>
        </table:table-row>
      </table:table>
      <text:p text:style-name="P12"/>
      <text:p text:style-name="P9"/>
      <text:h text:style-name="P1" text:outline-level="1"><text:soft-page-break/><text:span text:style-name="T3">3. Area Coverage Verification</text:span></text:h>
      <text:p text:style-name="P10"><text:span text:style-name="T9">We need to verify whether 22 minutes is sufficient to scan 30 hectares (300,000 m²)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13">Parameter</text:span></text:p>
          </table:table-cell>
          <table:table-cell table:style-name="Table4.A1" office:value-type="string">
            <text:p text:style-name="P7"><text:span text:style-name="T13">Value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1">Flight speed</text:span></text:p>
          </table:table-cell>
          <table:table-cell table:style-name="Table4.A2" office:value-type="string">
            <text:p text:style-name="P11"><text:span text:style-name="T12">10 m/s (cruise)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1">Altitude</text:span></text:p>
          </table:table-cell>
          <table:table-cell table:style-name="Table4.A3" office:value-type="string">
            <text:p text:style-name="P11"><text:span text:style-name="T12">100m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1">Camera FOV at 100m</text:span></text:p>
          </table:table-cell>
          <table:table-cell table:style-name="Table4.A2" office:value-type="string">
            <text:p text:style-name="P11"><text:span text:style-name="T12">185m × 140m per frame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1">Strip width (with 30% overlap)</text:span></text:p>
          </table:table-cell>
          <table:table-cell table:style-name="Table4.A3" office:value-type="string">
            <text:p text:style-name="P11"><text:span text:style-name="T12">130m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1">Area per strip (30 hectare field width ~550m)</text:span></text:p>
          </table:table-cell>
          <table:table-cell table:style-name="Table4.A2" office:value-type="string">
            <text:p text:style-name="P11"><text:span text:style-name="T12">550m × 130m = 71,500 m²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1">Number of strips needed</text:span></text:p>
          </table:table-cell>
          <table:table-cell table:style-name="Table4.A3" office:value-type="string">
            <text:p text:style-name="P11"><text:span text:style-name="T12">300,000 ÷ 71,500 = ~5 strips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1">Total distance (5 strips × 550m + turns)</text:span></text:p>
          </table:table-cell>
          <table:table-cell table:style-name="Table4.A2" office:value-type="string">
            <text:p text:style-name="P11"><text:span text:style-name="T12">~2,900m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1">Time at 10 m/s</text:span></text:p>
          </table:table-cell>
          <table:table-cell table:style-name="Table4.A3" office:value-type="string">
            <text:p text:style-name="P11"><text:span text:style-name="T12">2,900 ÷ 10 = 290 seconds = ~5 minutes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1">Buffer for takeoff, landing, loitering</text:span></text:p>
          </table:table-cell>
          <table:table-cell table:style-name="Table4.A2" office:value-type="string">
            <text:p text:style-name="P11"><text:span text:style-name="T12">~3 minutes</text:span></text:p>
          </table:table-cell>
        </table:table-row>
        <table:table-row table:style-name="Table4.1">
          <table:table-cell table:style-name="Table4.A11" office:value-type="string">
            <text:p text:style-name="P11"><text:span text:style-name="T11">Total mission time estimate</text:span></text:p>
          </table:table-cell>
          <table:table-cell table:style-name="Table4.A11" office:value-type="string">
            <text:p text:style-name="P11"><text:span text:style-name="T12">~8 minutes — well within 22 min battery</text:span></text:p>
          </table:table-cell>
        </table:table-row>
      </table:table>
      <text:p text:style-name="P12"/>
      <text:p text:style-name="P10"><text:span text:style-name="T9">Conclusion: The 6000mAh battery provides approximately 22 minutes of flight time. The 30-hectare scanning mission requires only 8 minutes, leaving a comfortable 14-minute safety buffer for survivor detection, hovering, communication and return to home. This is well within the 30-minute NIDAR mission time limit.</text:span></text:p>
      <text:p text:style-name="P8"><text:span text:style-name="T8"/></text:p>
      <text:p text:style-name="Standard"/>
      <text:p text:style-name="P5"><text:span text:style-name="T1">OPERATION SKY GUARDIAN</text:span></text:p>
      <text:p text:style-name="P4"><text:span text:style-name="T5">Electronics Week 2 — Task 9</text:span></text:p>
      <text:p text:style-name="P4"><text:span text:style-name="T2">Ground Communication System</text:span></text:p>
      <text:p text:style-name="P6"><text:span text:style-name="T7">NIDAR — Disaster Management | Scout Drone </text:span></text:p>
      <text:p text:style-name="P9"/>
      <text:h text:style-name="P1" text:outline-level="1"><text:span text:style-name="T3">1. Communication Requirements</text:span></text:h>
      <text:p text:style-name="P10"><text:span text:style-name="T9">The NIDAR rulebook (Section 9.3.4) strictly requires de-licensed frequency bands only. Licensed frequencies such as 933MHz are prohibited. The scout drone needs two communication links: a telemetry link for flight data and a video link for live streaming.</text:span></text:p>
      <text:p text:style-name="P9"/>
      <text:h text:style-name="P1" text:outline-level="1"><text:span text:style-name="T3">2. Communication System Comparison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A"/>
        <table:table-row table:style-name="Table5.1">
          <table:table-cell table:style-name="Table5.A1" office:value-type="string">
            <text:p text:style-name="P7"><text:span text:style-name="T13">System</text:span></text:p>
          </table:table-cell>
          <table:table-cell table:style-name="Table5.A1" office:value-type="string">
            <text:p text:style-name="P7"><text:span text:style-name="T13">Frequency</text:span></text:p>
          </table:table-cell>
          <table:table-cell table:style-name="Table5.A1" office:value-type="string">
            <text:p text:style-name="P7"><text:span text:style-name="T13">Range</text:span></text:p>
          </table:table-cell>
          <table:table-cell table:style-name="Table5.A1" office:value-type="string">
            <text:p text:style-name="P7"><text:span text:style-name="T13">Bandwidth</text:span></text:p>
          </table:table-cell>
          <table:table-cell table:style-name="Table5.A1" office:value-type="string">
            <text:p text:style-name="P7"><text:span text:style-name="T13">Latency</text:span></text:p>
          </table:table-cell>
          <table:table-cell table:style-name="Table5.A1" office:value-type="string">
            <text:p text:style-name="P7"><text:span text:style-name="T13">Licensed?</text:span></text:p>
          </table:table-cell>
          <table:table-cell table:style-name="Table5.A1" office:value-type="string">
            <text:p text:style-name="P7"><text:span text:style-name="T13">Use Case</text:span></text:p>
          </table:table-cell>
        </table:table-row>
        <table:table-row table:style-name="Table5.1">
          <table:table-cell table:style-name="Table5.A2" office:value-type="string">
            <text:p text:style-name="P11"><text:span text:style-name="T11">SiK Telemetry 433MHz</text:span></text:p>
          </table:table-cell>
          <table:table-cell table:style-name="Table5.A2" office:value-type="string">
            <text:p text:style-name="P11"><text:span text:style-name="T12">433 MHz</text:span></text:p>
          </table:table-cell>
          <table:table-cell table:style-name="Table5.A2" office:value-type="string">
            <text:p text:style-name="P11"><text:span text:style-name="T12">1-3 km</text:span></text:p>
          </table:table-cell>
          <table:table-cell table:style-name="Table5.A2" office:value-type="string">
            <text:p text:style-name="P11"><text:span text:style-name="T12">57.6 kbps</text:span></text:p>
          </table:table-cell>
          <table:table-cell table:style-name="Table5.A2" office:value-type="string">
            <text:p text:style-name="P11"><text:span text:style-name="T12">Low</text:span></text:p>
          </table:table-cell>
          <table:table-cell table:style-name="Table5.A2" office:value-type="string">
            <text:p text:style-name="P11"><text:span text:style-name="T12">No</text:span></text:p>
          </table:table-cell>
          <table:table-cell table:style-name="Table5.A2" office:value-type="string">
            <text:p text:style-name="P11"><text:span text:style-name="T12">Telemetry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1">ExpressLRS 2.4GHz</text:span></text:p>
          </table:table-cell>
          <table:table-cell table:style-name="Table5.A3" office:value-type="string">
            <text:p text:style-name="P11"><text:span text:style-name="T12">2.4 GHz</text:span></text:p>
          </table:table-cell>
          <table:table-cell table:style-name="Table5.A3" office:value-type="string">
            <text:p text:style-name="P11"><text:span text:style-name="T12">10+ km</text:span></text:p>
          </table:table-cell>
          <table:table-cell table:style-name="Table5.A3" office:value-type="string">
            <text:p text:style-name="P11"><text:span text:style-name="T12">High</text:span></text:p>
          </table:table-cell>
          <table:table-cell table:style-name="Table5.A3" office:value-type="string">
            <text:p text:style-name="P11"><text:span text:style-name="T12">Ultra low</text:span></text:p>
          </table:table-cell>
          <table:table-cell table:style-name="Table5.A3" office:value-type="string">
            <text:p text:style-name="P11"><text:span text:style-name="T12">No</text:span></text:p>
          </table:table-cell>
          <table:table-cell table:style-name="Table5.A3" office:value-type="string">
            <text:p text:style-name="P11"><text:span text:style-name="T12">RC + Telem</text:span></text:p>
          </table:table-cell>
        </table:table-row>
        <table:table-row table:style-name="Table5.1">
          <table:table-cell table:style-name="Table5.A4" office:value-type="string">
            <text:p text:style-name="P11"><text:span text:style-name="T11">DJI O3 Video</text:span></text:p>
          </table:table-cell>
          <table:table-cell table:style-name="Table5.A4" office:value-type="string">
            <text:p text:style-name="P11"><text:span text:style-name="T12">2.4/5.8 GHz</text:span></text:p>
          </table:table-cell>
          <table:table-cell table:style-name="Table5.A4" office:value-type="string">
            <text:p text:style-name="P11"><text:span text:style-name="T12">10 km</text:span></text:p>
          </table:table-cell>
          <table:table-cell table:style-name="Table5.A4" office:value-type="string">
            <text:p text:style-name="P11"><text:span text:style-name="T12">Very High</text:span></text:p>
          </table:table-cell>
          <table:table-cell table:style-name="Table5.A4" office:value-type="string">
            <text:p text:style-name="P11"><text:span text:style-name="T12">28ms</text:span></text:p>
          </table:table-cell>
          <table:table-cell table:style-name="Table5.A4" office:value-type="string">
            <text:p text:style-name="P11"><text:span text:style-name="T12">No</text:span></text:p>
          </table:table-cell>
          <table:table-cell table:style-name="Table5.A4" office:value-type="string">
            <text:p text:style-name="P11"><text:span text:style-name="T12">Video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1">WiFi 5.8GHz</text:span></text:p>
          </table:table-cell>
          <table:table-cell table:style-name="Table5.A3" office:value-type="string">
            <text:p text:style-name="P11"><text:span text:style-name="T12">5.8 GHz</text:span></text:p>
          </table:table-cell>
          <table:table-cell table:style-name="Table5.A3" office:value-type="string">
            <text:p text:style-name="P11"><text:span text:style-name="T12">200m</text:span></text:p>
          </table:table-cell>
          <table:table-cell table:style-name="Table5.A3" office:value-type="string">
            <text:p text:style-name="P11"><text:span text:style-name="T12">High</text:span></text:p>
          </table:table-cell>
          <table:table-cell table:style-name="Table5.A3" office:value-type="string">
            <text:p text:style-name="P11"><text:span text:style-name="T12">Medium</text:span></text:p>
          </table:table-cell>
          <table:table-cell table:style-name="Table5.A3" office:value-type="string">
            <text:p text:style-name="P11"><text:span text:style-name="T12">No</text:span></text:p>
          </table:table-cell>
          <table:table-cell table:style-name="Table5.A3" office:value-type="string">
            <text:p text:style-name="P11"><text:span text:style-name="T12">Video (short)</text:span></text:p>
          </table:table-cell>
        </table:table-row>
        <table:table-row table:style-name="Table5.1">
          <table:table-cell table:style-name="Table5.A6" office:value-type="string">
            <text:p text:style-name="P11"><text:span text:style-name="T11">933MHz Telemetry</text:span></text:p>
          </table:table-cell>
          <table:table-cell table:style-name="Table5.A6" office:value-type="string">
            <text:p text:style-name="P11"><text:span text:style-name="T12">933 MHz</text:span></text:p>
          </table:table-cell>
          <table:table-cell table:style-name="Table5.A6" office:value-type="string">
            <text:p text:style-name="P11"><text:span text:style-name="T12">5 km</text:span></text:p>
          </table:table-cell>
          <table:table-cell table:style-name="Table5.A6" office:value-type="string">
            <text:p text:style-name="P11"><text:span text:style-name="T12">Low</text:span></text:p>
          </table:table-cell>
          <table:table-cell table:style-name="Table5.A6" office:value-type="string">
            <text:p text:style-name="P11"><text:span text:style-name="T12">Low</text:span></text:p>
          </table:table-cell>
          <table:table-cell table:style-name="Table5.A6" office:value-type="string">
            <text:p text:style-name="P11"><text:span text:style-name="T12">YES</text:span></text:p>
          </table:table-cell>
          <table:table-cell table:style-name="Table5.A6" office:value-type="string">
            <text:p text:style-name="P11"><text:span text:style-name="T12">PROHIBITED</text:span></text:p>
          </table:table-cell>
        </table:table-row>
      </table:table>
      <text:p text:style-name="P12"/>
      <text:p text:style-name="P9"/>
      <text:h text:style-name="P1" text:outline-level="1"><text:span text:style-name="T3">3. Chosen Communication Architecture</text:span></text:h>
      <text:h text:style-name="P2" text:outline-level="2"><text:span text:style-name="T6">3.1 Telemetry Link: SiK Radio 433MHz</text:span></text:h>
      <text:p text:style-name="P13"><text:span text:style-name="T14">Recommended: </text:span><text:span text:style-name="T15">SiK Telemetry Radio V3 433MHz — 1km range, 57.6kbps, de-licensed</text:span></text:p>
      <text:p text:style-name="P10"><text:span text:style-name="T9">The SiK 433MHz telemetry radio is the standard choice for MAVLink-based flight data communication. It operates on the de-licensed 433MHz ISM band, fully compliant with NIDAR rules.</text:span></text:p>
      <text:list xml:id="list150012776183482" text:continue-numbering="true" text:style-name="WWNum2">
        <text:list-item>
          <text:p text:style-name="P3"><text:span text:style-name="T10">Function: </text:span><text:span text:style-name="T9">Sends flight data, GPS position, battery status and mission status to ground station</text:span></text:p>
        </text:list-item>
        <text:list-item>
          <text:p text:style-name="P3"><text:soft-page-break/><text:span text:style-name="T10">Frequency advantage: </text:span><text:span text:style-name="T9">433MHz penetrates obstacles better than 2.4GHz — important in urban flood scenarios</text:span></text:p>
        </text:list-item>
        <text:list-item>
          <text:p text:style-name="P3"><text:span text:style-name="T10">Range: </text:span><text:span text:style-name="T9">Range of 1-3km is more than sufficient for the 30-hectare mission area</text:span></text:p>
        </text:list-item>
        <text:list-item>
          <text:p text:style-name="P3"><text:span text:style-name="T10">Compatibility: </text:span><text:span text:style-name="T9">Compatible with QGroundControl and Mission Planner ground station software</text:span></text:p>
        </text:list-item>
      </text:list>
      <text:h text:style-name="P2" text:outline-level="2"><text:span text:style-name="T6">3.2 Video Link: 5.8GHz Video Transmitter</text:span></text:h>
      <text:p text:style-name="P13"><text:span text:style-name="T14">Recommended: </text:span><text:span text:style-name="T15">Runcam Link / DJI FPV Air Unit — 5.8GHz, de-licensed, HD video</text:span></text:p>
      <text:p text:style-name="P10"><text:span text:style-name="T9">Live video streaming is required by the NIDAR mission. The 5.8GHz band is de-licensed for video transmission and provides adequate bandwidth for HD video.</text:span></text:p>
      <text:list xml:id="list150013017063890" text:continue-numbering="true" text:style-name="WWNum2">
        <text:list-item>
          <text:p text:style-name="P3"><text:span text:style-name="T10">Bandwidth: </text:span><text:span text:style-name="T9">5.8GHz provides high bandwidth for HD video streaming at 720p or 1080p</text:span></text:p>
        </text:list-item>
        <text:list-item>
          <text:p text:style-name="P3"><text:span text:style-name="T10">Latency: </text:span><text:span text:style-name="T9">Latency of under 50ms ensures the ground operator sees survivor detections in near real time</text:span></text:p>
        </text:list-item>
        <text:list-item>
          <text:p text:style-name="P3"><text:span text:style-name="T10">Compliance: </text:span><text:span text:style-name="T9">De-licensed in India for FPV use — fully compliant with NIDAR Section 9.3.4</text:span></text:p>
        </text:list-item>
        <text:list-item>
          <text:p text:style-name="P3"><text:span text:style-name="T10">Range: </text:span><text:span text:style-name="T9">Range up to 500m-1km is sufficient for the mission area</text:span></text:p>
        </text:list-item>
      </text:list>
      <text:p text:style-name="P8"><text:span text:style-name="T8"/></text:p>
      <text:p text:style-name="Standard"/>
      <text:p text:style-name="P5"><text:span text:style-name="T1">OPERATION SKY GUARDIAN</text:span></text:p>
      <text:p text:style-name="P4"><text:span text:style-name="T5">Electronics Week 2 — Task 10</text:span></text:p>
      <text:p text:style-name="P4"><text:span text:style-name="T2">Inter-Drone Communication Architecture</text:span></text:p>
      <text:p text:style-name="P6"><text:span text:style-name="T7">NIDAR — Disaster Management | Scout Drone</text:span></text:p>
      <text:p text:style-name="P9"/>
      <text:h text:style-name="P1" text:outline-level="1"><text:span text:style-name="T3">1. Inter-Drone Communication Requirement</text:span></text:h>
      <text:p text:style-name="P10"><text:span text:style-name="T9">Once the scout drone detects and geotags a survivor, it must relay the GPS coordinates to the delivery drone so it can autonomously fly to that location and drop a survival kit. This requires a reliable inter-drone communication link.</text:span></text:p>
      <text:p text:style-name="P9"/>
      <text:h text:style-name="P1" text:outline-level="1"><text:span text:style-name="T3">2. Communication Methods Comparison</text:span></text:h>
      <table:table table:name="Table6" table:style-name="Table6">
        <table:table-column table:style-name="Table6.A" table:number-columns-repeated="2"/>
        <table:table-column table:style-name="Table6.C" table:number-columns-repeated="2"/>
        <table:table-column table:style-name="Table6.E"/>
        <table:table-row table:style-name="Table6.1">
          <table:table-cell table:style-name="Table6.A1" office:value-type="string">
            <text:p text:style-name="P7"><text:span text:style-name="T13">Method</text:span></text:p>
          </table:table-cell>
          <table:table-cell table:style-name="Table6.A1" office:value-type="string">
            <text:p text:style-name="P7"><text:span text:style-name="T13">How it works</text:span></text:p>
          </table:table-cell>
          <table:table-cell table:style-name="Table6.A1" office:value-type="string">
            <text:p text:style-name="P7"><text:span text:style-name="T13">Latency</text:span></text:p>
          </table:table-cell>
          <table:table-cell table:style-name="Table6.A1" office:value-type="string">
            <text:p text:style-name="P7"><text:span text:style-name="T13">Reliability</text:span></text:p>
          </table:table-cell>
          <table:table-cell table:style-name="Table6.A1" office:value-type="string">
            <text:p text:style-name="P7"><text:span text:style-name="T13">Verdict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1">Ground station relay</text:span></text:p>
          </table:table-cell>
          <table:table-cell table:style-name="Table6.A2" office:value-type="string">
            <text:p text:style-name="P11"><text:span text:style-name="T12">Scout → GCS → Delivery</text:span></text:p>
          </table:table-cell>
          <table:table-cell table:style-name="Table6.A2" office:value-type="string">
            <text:p text:style-name="P11"><text:span text:style-name="T12">~200ms</text:span></text:p>
          </table:table-cell>
          <table:table-cell table:style-name="Table6.A2" office:value-type="string">
            <text:p text:style-name="P11"><text:span text:style-name="T12">High</text:span></text:p>
          </table:table-cell>
          <table:table-cell table:style-name="Table6.A2" office:value-type="string">
            <text:p text:style-name="P11"><text:span text:style-name="T12">Recommended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1">Direct drone telemetry</text:span></text:p>
          </table:table-cell>
          <table:table-cell table:style-name="Table6.A3" office:value-type="string">
            <text:p text:style-name="P11"><text:span text:style-name="T12">Scout → Delivery directly</text:span></text:p>
          </table:table-cell>
          <table:table-cell table:style-name="Table6.A3" office:value-type="string">
            <text:p text:style-name="P11"><text:span text:style-name="T12">~50ms</text:span></text:p>
          </table:table-cell>
          <table:table-cell table:style-name="Table6.A3" office:value-type="string">
            <text:p text:style-name="P11"><text:span text:style-name="T12">Medium</text:span></text:p>
          </table:table-cell>
          <table:table-cell table:style-name="Table6.A3" office:value-type="string">
            <text:p text:style-name="P11"><text:span text:style-name="T12">Backup option</text:span></text:p>
          </table:table-cell>
        </table:table-row>
        <table:table-row table:style-name="Table6.1">
          <table:table-cell table:style-name="Table6.A4" office:value-type="string">
            <text:p text:style-name="P11"><text:span text:style-name="T11">Mesh network</text:span></text:p>
          </table:table-cell>
          <table:table-cell table:style-name="Table6.A4" office:value-type="string">
            <text:p text:style-name="P11"><text:span text:style-name="T12">Multi-hop routing</text:span></text:p>
          </table:table-cell>
          <table:table-cell table:style-name="Table6.A4" office:value-type="string">
            <text:p text:style-name="P11"><text:span text:style-name="T12">Variable</text:span></text:p>
          </table:table-cell>
          <table:table-cell table:style-name="Table6.A4" office:value-type="string">
            <text:p text:style-name="P11"><text:span text:style-name="T12">Complex</text:span></text:p>
          </table:table-cell>
          <table:table-cell table:style-name="Table6.A4" office:value-type="string">
            <text:p text:style-name="P11"><text:span text:style-name="T12">Overkill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1">WiFi P2P</text:span></text:p>
          </table:table-cell>
          <table:table-cell table:style-name="Table6.A3" office:value-type="string">
            <text:p text:style-name="P11"><text:span text:style-name="T12">Direct WiFi link</text:span></text:p>
          </table:table-cell>
          <table:table-cell table:style-name="Table6.A3" office:value-type="string">
            <text:p text:style-name="P11"><text:span text:style-name="T12">Low</text:span></text:p>
          </table:table-cell>
          <table:table-cell table:style-name="Table6.A3" office:value-type="string">
            <text:p text:style-name="P11"><text:span text:style-name="T12">Short range only</text:span></text:p>
          </table:table-cell>
          <table:table-cell table:style-name="Table6.A3" office:value-type="string">
            <text:p text:style-name="P11"><text:span text:style-name="T12">Not suitable</text:span></text:p>
          </table:table-cell>
        </table:table-row>
      </table:table>
      <text:p text:style-name="P12"/>
      <text:p text:style-name="P9"/>
      <text:h text:style-name="P1" text:outline-level="1"><text:span text:style-name="T3">3. Chosen Architecture: Ground Station Relay</text:span></text:h>
      <text:p text:style-name="P13"><text:span text:style-name="T14">Recommended: </text:span><text:span text:style-name="T15">Ground Station Relay via MAVLink over SiK 433MHz telemetry</text:span></text:p>
      <text:p text:style-name="P10"><text:span text:style-name="T9">The ground station relay method is the most reliable and simplest to implement. Both drones maintain individual telemetry links to the ground station. When the scout drone detects a survivor, it publishes the GPS coordinate via ROS2, which the ground station receives and forwards to the delivery drone as a MAVLink mission command.</text:span></text:p>
      <text:h text:style-name="P2" text:outline-level="2"><text:span text:style-name="T6">3.1 Communication Workflow</text:span></text:h>
      <text:list xml:id="list150013338388352" text:continue-numbering="true" text:style-name="WWNum2">
        <text:list-item>
          <text:p text:style-name="P3"><text:span text:style-name="T10">Step 1: </text:span><text:span text:style-name="T9">Scout drone detects survivor via YOLO → publishes GPS coordinate on ROS2 topic /survivor_location</text:span></text:p>
        </text:list-item>
        <text:list-item>
          <text:p text:style-name="P3"><text:span text:style-name="T10">Step 2: </text:span><text:span text:style-name="T9">Onboard Raspberry Pi sends coordinate to ground station via SiK 433MHz telemetry as MAVLink message</text:span></text:p>
        </text:list-item>
        <text:list-item>
          <text:p text:style-name="P3"><text:span text:style-name="T10">Step 3: </text:span><text:span text:style-name="T9">Ground station software (QGroundControl) receives coordinate and automatically sends it to delivery drone</text:span></text:p>
        </text:list-item>
        <text:list-item>
          <text:p text:style-name="P3"><text:soft-page-break/><text:span text:style-name="T10">Step 4: </text:span><text:span text:style-name="T9">Delivery drone receives new waypoint via its own SiK 433MHz telemetry link</text:span></text:p>
        </text:list-item>
        <text:list-item>
          <text:p text:style-name="P3"><text:span text:style-name="T10">Step 5: </text:span><text:span text:style-name="T9">Delivery drone autonomously navigates to survivor GPS coordinate and releases payload</text:span></text:p>
        </text:list-item>
      </text:list>
      <text:h text:style-name="P2" text:outline-level="2"><text:span text:style-name="T6">3.2 Why Ground Station Relay</text:span></text:h>
      <text:list xml:id="list150013146441078" text:continue-numbering="true" text:style-name="WWNum2">
        <text:list-item>
          <text:p text:style-name="P3"><text:span text:style-name="T10">No extra hardware: </text:span><text:span text:style-name="T9">Both drones already have SiK telemetry links to ground station — no extra hardware needed</text:span></text:p>
        </text:list-item>
        <text:list-item>
          <text:p text:style-name="P3"><text:span text:style-name="T10">Reliability: </text:span><text:span text:style-name="T9">Ground station acts as a reliable hub — if one drone loses signal, the GCS can buffer and retry</text:span></text:p>
        </text:list-item>
        <text:list-item>
          <text:p text:style-name="P3"><text:span text:style-name="T10">NIDAR compliance: </text:span><text:span text:style-name="T9">Fully compliant with NIDAR single command and control station requirement (Section 4.6)</text:span></text:p>
        </text:list-item>
        <text:list-item>
          <text:p text:style-name="P3"><text:span text:style-name="T10">Software: </text:span><text:span text:style-name="T9">Easy to implement in ROS2 using MAVLink message passing via MAVROS package</text:span></text:p>
        </text:list-item>
      </text:list>
      <text:h text:style-name="P2" text:outline-level="2"><text:span text:style-name="T6">3.3 Backup: Direct Drone-to-Drone</text:span></text:h>
      <text:p text:style-name="P10"><text:span text:style-name="T9">As a backup, we will configure a secondary direct telemetry link between the two drones using a second pair of SiK radios operating on slightly different channels (433.125MHz vs 433.250MHz) to avoid interference. This ensures coordinate delivery even if the ground station link experiences temporary dropout.</text:span></text:p>
      <text:p text:style-name="P9"/>
      <text:h text:style-name="P1" text:outline-level="1"><text:span text:style-name="T3">4. Complete Communication Architecture Summary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<text:span text:style-name="T13">Link</text:span></text:p>
          </table:table-cell>
          <table:table-cell table:style-name="Table7.A1" office:value-type="string">
            <text:p text:style-name="P7"><text:span text:style-name="T13">Hardware</text:span></text:p>
          </table:table-cell>
          <table:table-cell table:style-name="Table7.A1" office:value-type="string">
            <text:p text:style-name="P7"><text:span text:style-name="T13">Frequency</text:span></text:p>
          </table:table-cell>
          <table:table-cell table:style-name="Table7.A1" office:value-type="string">
            <text:p text:style-name="P7"><text:span text:style-name="T13">Purpose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11">Scout → Ground Station</text:span></text:p>
          </table:table-cell>
          <table:table-cell table:style-name="Table7.A2" office:value-type="string">
            <text:p text:style-name="P11"><text:span text:style-name="T12">SiK 433MHz</text:span></text:p>
          </table:table-cell>
          <table:table-cell table:style-name="Table7.A2" office:value-type="string">
            <text:p text:style-name="P11"><text:span text:style-name="T12">433 MHz</text:span></text:p>
          </table:table-cell>
          <table:table-cell table:style-name="Table7.A2" office:value-type="string">
            <text:p text:style-name="P11"><text:span text:style-name="T12">Telemetry, GPS, mission status</text:span></text:p>
          </table:table-cell>
        </table:table-row>
        <table:table-row table:style-name="Table7.1">
          <table:table-cell table:style-name="Table7.A3" office:value-type="string">
            <text:p text:style-name="P11"><text:span text:style-name="T11">Delivery → Ground Station</text:span></text:p>
          </table:table-cell>
          <table:table-cell table:style-name="Table7.A3" office:value-type="string">
            <text:p text:style-name="P11"><text:span text:style-name="T12">SiK 433MHz</text:span></text:p>
          </table:table-cell>
          <table:table-cell table:style-name="Table7.A3" office:value-type="string">
            <text:p text:style-name="P11"><text:span text:style-name="T12">433 MHz</text:span></text:p>
          </table:table-cell>
          <table:table-cell table:style-name="Table7.A3" office:value-type="string">
            <text:p text:style-name="P11"><text:span text:style-name="T12">Telemetry, GPS, payload status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11">Scout → Ground (video)</text:span></text:p>
          </table:table-cell>
          <table:table-cell table:style-name="Table7.A2" office:value-type="string">
            <text:p text:style-name="P11"><text:span text:style-name="T12">5.8GHz VTx</text:span></text:p>
          </table:table-cell>
          <table:table-cell table:style-name="Table7.A2" office:value-type="string">
            <text:p text:style-name="P11"><text:span text:style-name="T12">5.8 GHz</text:span></text:p>
          </table:table-cell>
          <table:table-cell table:style-name="Table7.A2" office:value-type="string">
            <text:p text:style-name="P11"><text:span text:style-name="T12">Live HD video streaming</text:span></text:p>
          </table:table-cell>
        </table:table-row>
        <table:table-row table:style-name="Table7.1">
          <table:table-cell table:style-name="Table7.A3" office:value-type="string">
            <text:p text:style-name="P11"><text:span text:style-name="T11">Ground → Delivery (coords)</text:span></text:p>
          </table:table-cell>
          <table:table-cell table:style-name="Table7.A3" office:value-type="string">
            <text:p text:style-name="P11"><text:span text:style-name="T12">SiK 433MHz relay</text:span></text:p>
          </table:table-cell>
          <table:table-cell table:style-name="Table7.A3" office:value-type="string">
            <text:p text:style-name="P11"><text:span text:style-name="T12">433 MHz</text:span></text:p>
          </table:table-cell>
          <table:table-cell table:style-name="Table7.A3" office:value-type="string">
            <text:p text:style-name="P11"><text:span text:style-name="T12">Survivor GPS coordinate dispatch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11">Scout → Delivery (backup)</text:span></text:p>
          </table:table-cell>
          <table:table-cell table:style-name="Table7.A2" office:value-type="string">
            <text:p text:style-name="P11"><text:span text:style-name="T12">SiK 433MHz direct</text:span></text:p>
          </table:table-cell>
          <table:table-cell table:style-name="Table7.A2" office:value-type="string">
            <text:p text:style-name="P11"><text:span text:style-name="T12">433.125 MHz</text:span></text:p>
          </table:table-cell>
          <table:table-cell table:style-name="Table7.A2" office:value-type="string">
            <text:p text:style-name="P11"><text:span text:style-name="T12">Direct coordinate backup link</text:span></text:p>
          </table:table-cell>
        </table:table-row>
      </table:table>
      <text:p text:style-name="P1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22in" fo:margin-bottom="0.111in" style:contextual-spacing="false"/>
      <style:text-properties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665in" fo:margin-bottom="0.0835in" style:contextual-spacing="false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29T09:26:46.818000000</meta:creation-date>
    <dc:date>2026-03-29T15:00:11.935667553</dc:date>
    <meta:editing-duration>PT2M7S</meta:editing-duration>
    <meta:document-statistic meta:table-count="7" meta:image-count="0" meta:object-count="0" meta:page-count="8" meta:paragraph-count="272" meta:word-count="1380" meta:character-count="8401" meta:non-whitespace-character-count="7298"/>
    <meta:generator>LibreOffice/7.3.7.2$Linux_X86_64 LibreOffice_project/30$Build-2</meta:generator>
  </office:meta>
</office:document-meta>
</file>